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53in" svg:x="4.3453in" svg:y="0.2717in">
            <draw:object draw:notify-on-update-of-ranges="Sheet1.A1:Sheet1.A1 Sheet1.A2:Sheet1.A4 Sheet1.B1:Sheet1.B1 Sheet1.B2:Sheet1.B4 Sheet1.C1:Sheet1.C1 Sheet1.C2:Sheet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brak adwersarza</text:p>
          </table:table-cell>
          <table:table-cell office:value-type="string" calcext:value-type="string">
            <text:p>adwersarz</text:p>
          </table:table-cell>
        </table:table-row>
        <table:table-row table:style-name="ro1">
          <table:table-cell office:value-type="string" calcext:value-type="string">
            <text:p>SERIALIZABLE</text:p>
          </table:table-cell>
          <table:table-cell office:value-type="float" office:value="176.950162679558" calcext:value-type="float">
            <text:p>176.950162679558</text:p>
          </table:table-cell>
          <table:table-cell office:value-type="float" office:value="90.2016934025649" calcext:value-type="float">
            <text:p>90.2016934025649</text:p>
          </table:table-cell>
        </table:table-row>
        <table:table-row table:style-name="ro1">
          <table:table-cell office:value-type="string" calcext:value-type="string">
            <text:p>REPEATABLE READ</text:p>
          </table:table-cell>
          <table:table-cell office:value-type="float" office:value="89.8819004564831" calcext:value-type="float">
            <text:p>89.8819004564831</text:p>
          </table:table-cell>
          <table:table-cell office:value-type="float" office:value="59.5713149767382" calcext:value-type="float">
            <text:p>59.5713149767382</text:p>
          </table:table-cell>
        </table:table-row>
        <table:table-row table:style-name="ro1">
          <table:table-cell office:value-type="string" calcext:value-type="string">
            <text:p>READ COMMITED</text:p>
          </table:table-cell>
          <table:table-cell office:value-type="float" office:value="22.9310740488517" calcext:value-type="float">
            <text:p>22.9310740488517</text:p>
          </table:table-cell>
          <table:table-cell office:value-type="float" office:value="10.8974550927987" calcext:value-type="float">
            <text:p>10.8974550927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2:12:27.636073712</meta:creation-date>
    <dc:date>2020-12-22T22:36:24.032968249</dc:date>
    <meta:editing-duration>PT13M46S</meta:editing-duration>
    <meta:editing-cycles>1</meta:editing-cycles>
    <meta:document-statistic meta:table-count="1" meta:cell-count="11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legend chart:legend-position="end" svg:x="12.718cm" svg:y="3.955cm" style:legend-expansion="high" chart:style-name="ch2"/>
        <chart:plot-area chart:style-name="ch3" table:cell-range-address="Sheet1.A1:Sheet1.C4" chart:data-source-has-labels="both" svg:x="1.33cm" svg:y="0.18cm" svg:width="11.069cm" svg:height="8.646cm">
          <chartooo:coordinate-region svg:x="2.137cm" svg:y="0.38cm" svg:width="10.262cm" svg:height="7.799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title svg:x="0.451cm" svg:y="6.187cm" chart:style-name="ch6">
              <text:p>transakcje na sekundę</text:p>
            </chart:title>
            <chart:grid chart:style-name="ch7" chart:class="major"/>
          </chart:axis>
          <chart:series chart:style-name="ch8" chart:values-cell-range-address="Sheet1.B2:Sheet1.B4" chart:label-cell-address="Sheet1.B1:Sheet1.B1" chart:class="chart:bar">
            <chart:data-point chart:repeated="3"/>
          </chart:series>
          <chart:series chart:style-name="ch9" chart:values-cell-range-address="Sheet1.C2:Sheet1.C4" chart:label-cell-address="Sheet1.C1:Sheet1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k adwersarza</text:p>
                <draw:g>
                  <svg:desc>Sheet1.B1:Sheet1.B1</svg:desc>
                </draw:g>
              </table:table-cell>
              <table:table-cell office:value-type="string">
                <text:p>adwersarz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IZABLE</text:p>
                <draw:g>
                  <svg:desc>Sheet1.A2:Sheet1.A4</svg:desc>
                </draw:g>
              </table:table-cell>
              <table:table-cell office:value-type="float" office:value="176.950162679558">
                <text:p>176.950162679558</text:p>
                <draw:g>
                  <svg:desc>Sheet1.B2:Sheet1.B4</svg:desc>
                </draw:g>
              </table:table-cell>
              <table:table-cell office:value-type="float" office:value="90.2016934025649">
                <text:p>90.2016934025649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REPEATABLE READ</text:p>
              </table:table-cell>
              <table:table-cell office:value-type="float" office:value="89.8819004564831">
                <text:p>89.8819004564831</text:p>
              </table:table-cell>
              <table:table-cell office:value-type="float" office:value="59.5713149767382">
                <text:p>59.5713149767382</text:p>
              </table:table-cell>
            </table:table-row>
            <table:table-row>
              <table:table-cell office:value-type="string">
                <text:p>READ COMMITED</text:p>
              </table:table-cell>
              <table:table-cell office:value-type="float" office:value="22.9310740488517">
                <text:p>22.9310740488517</text:p>
              </table:table-cell>
              <table:table-cell office:value-type="float" office:value="10.8974550927987">
                <text:p>10.8974550927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